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1.755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0.781cm"/>
    </style:style>
    <style:style style:name="co12" style:family="table-column">
      <style:table-column-properties fo:break-before="auto" style:column-width="0.938cm"/>
    </style:style>
    <style:style style:name="co13" style:family="table-column">
      <style:table-column-properties fo:break-before="auto" style:column-width="1.094cm"/>
    </style:style>
    <style:style style:name="co14" style:family="table-column">
      <style:table-column-properties fo:break-before="auto" style:column-width="0.977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1.21cm"/>
    </style:style>
    <style:style style:name="co18" style:family="table-column">
      <style:table-column-properties fo:break-before="auto" style:column-width="0.626cm"/>
    </style:style>
    <style:style style:name="co19" style:family="table-column">
      <style:table-column-properties fo:break-before="auto" style:column-width="1.619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9.12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3.219cm"/>
    </style:style>
    <style:style style:name="co25" style:family="table-column">
      <style:table-column-properties fo:break-before="auto" style:column-width="3.059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4.071cm"/>
    </style:style>
    <style:style style:name="co28" style:family="table-column">
      <style:table-column-properties fo:break-before="auto" style:column-width="2.055cm"/>
    </style:style>
    <style:style style:name="co29" style:family="table-column">
      <style:table-column-properties fo:break-before="auto" style:column-width="2.872cm"/>
    </style:style>
    <style:style style:name="co30" style:family="table-column">
      <style:table-column-properties fo:break-before="auto" style:column-width="3.937cm"/>
    </style:style>
    <style:style style:name="co31" style:family="table-column">
      <style:table-column-properties fo:break-before="auto" style:column-width="11.834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1.533cm"/>
    </style:style>
    <style:style style:name="co36" style:family="table-column">
      <style:table-column-properties fo:break-before="auto" style:column-width="1.625cm"/>
    </style:style>
    <style:style style:name="co37" style:family="table-column">
      <style:table-column-properties fo:break-before="auto" style:column-width="0.774cm"/>
    </style:style>
    <style:style style:name="co38" style:family="table-column">
      <style:table-column-properties fo:break-before="auto" style:column-width="0.905cm"/>
    </style:style>
    <style:style style:name="co39" style:family="table-column">
      <style:table-column-properties fo:break-before="auto" style:column-width="1.035cm"/>
    </style:style>
    <style:style style:name="co40" style:family="table-column">
      <style:table-column-properties fo:break-before="auto" style:column-width="0.931cm"/>
    </style:style>
    <style:style style:name="co41" style:family="table-column">
      <style:table-column-properties fo:break-before="auto" style:column-width="1.192cm"/>
    </style:style>
    <style:style style:name="co42" style:family="table-column">
      <style:table-column-properties fo:break-before="auto" style:column-width="1.48cm"/>
    </style:style>
    <style:style style:name="co43" style:family="table-column">
      <style:table-column-properties fo:break-before="auto" style:column-width="0.852cm"/>
    </style:style>
    <style:style style:name="co44" style:family="table-column">
      <style:table-column-properties fo:break-before="auto" style:column-width="0.617cm"/>
    </style:style>
    <style:style style:name="co45" style:family="table-column">
      <style:table-column-properties fo:break-before="auto" style:column-width="12.608cm"/>
    </style:style>
    <style:style style:name="co46" style:family="table-column">
      <style:table-column-properties fo:break-before="auto" style:column-width="2.492cm"/>
    </style:style>
    <style:style style:name="co47" style:family="table-column">
      <style:table-column-properties fo:break-before="auto" style:column-width="3.597cm"/>
    </style:style>
    <style:style style:name="co48" style:family="table-column">
      <style:table-column-properties fo:break-before="auto" style:column-width="3.374cm"/>
    </style:style>
    <style:style style:name="co49" style:family="table-column">
      <style:table-column-properties fo:break-before="auto" style:column-width="3.171cm"/>
    </style:style>
    <style:style style:name="co50" style:family="table-column">
      <style:table-column-properties fo:break-before="auto" style:column-width="1.699cm"/>
    </style:style>
    <style:style style:name="co51" style:family="table-column">
      <style:table-column-properties fo:break-before="auto" style:column-width="3.639cm"/>
    </style:style>
    <style:style style:name="co52" style:family="table-column">
      <style:table-column-properties fo:break-before="auto" style:column-width="10.82cm"/>
    </style:style>
    <style:style style:name="co53" style:family="table-column">
      <style:table-column-properties fo:break-before="auto" style:column-width="3.935cm"/>
    </style:style>
    <style:style style:name="co54" style:family="table-column">
      <style:table-column-properties fo:break-before="auto" style:column-width="4.209cm"/>
    </style:style>
    <style:style style:name="co55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gr1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_equipm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3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5"/>
        <table:table-column table:style-name="co21" table:default-cell-style-name="ce5"/>
        <table:table-column table:style-name="co22" table:number-columns-repeated="1002" table:default-cell-style-name="ce7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esc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2"/>
        </table:table-row>
        <table:table-row table:style-name="ro2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olding this tarnished coin fills you with an unsettling sense of both luck and dread. </text:p>
            <text:p>«And he who sailed never reached the harbor, for the harbor was yet to come in a future patch.» </text:p>
            <text:p>  - kuro february 3rd 2025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2"/>
        </table:table-row>
        <table:table-row table:style-name="ro1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thick rob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a orangy-brownish color?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made of cow hide.. moo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dy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mpers favoret too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n't sound quite righ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stabby no slash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en beads on a thin threa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lank with a hand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lubber triden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mple shirt dark shi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rob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obe made of the finest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pointed h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ood made of the finest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mall knife perfect for offha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your faith protect yo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h stabby and slash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wood shild with a iron ri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robe with golden threa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indingly white robe of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ack hood of excellent qualit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pointed h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irclet made of sil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erfect weapon for close comb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o is cleric?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teel helmet fit for a knigh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symbolizing fai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looks like a mandrak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V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A1:items_equipment.AMJ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2" table:number-columns-repeated="1018" table:default-cell-style-name="ce9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10" table:formula="of:=VLOOKUP([.C2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10" table:formula="of:=VLOOKUP([.E2]; [use_perspectives.A$1:.B$1048576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10" table:formula="of:=VLOOKUP([.C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10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office:value-type="string" calcext:value-type="string">
            <text:p>Its so hard to read this…</text:p>
          </table:table-cell>
          <table:table-cell table:number-columns-repeated="1017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2" table:number-columns-repeated="1021" table:default-cell-style-name="ce9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Just a r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1" draw:text-style-name="P2" svg:width="7.312cm" svg:height="6.946cm" svg:x="21.866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><text:span text:style-name="T1"/></text:p>
            </draw:text-box>
          </draw:frame>
        </table:shapes>
        <table:table-column table:style-name="co29" table:default-cell-style-name="ce9"/>
        <table:table-column table:style-name="co30" table:default-cell-style-name="ce9"/>
        <table:table-column table:style-name="co32" table:default-cell-style-name="ce9"/>
        <table:table-column table:style-name="co33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2]; [items_equipment.A$1:.B$1048576]; 2; 0);   VLOOKUP([.A2]; [items_misc.A$1:.B$1048576]; 2; 0)   );  VLOOKUP([.A2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3]; [items_equipment.A$1:.B$1048576]; 2; 0);   VLOOKUP([.A3]; [items_misc.A$1:.B$1048576]; 2; 0)   );  VLOOKUP([.A3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4]; [items_equipment.A$1:.B$1048576]; 2; 0);   VLOOKUP([.A4]; [items_misc.A$1:.B$1048576]; 2; 0)   );  VLOOKUP([.A4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5]; [items_equipment.A$1:.B$1048576]; 2; 0);   VLOOKUP([.A5]; [items_misc.A$1:.B$1048576]; 2; 0)   );  VLOOKUP([.A5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6]; [items_equipment.A$1:.B$1048576]; 2; 0);   VLOOKUP([.A6]; [items_misc.A$1:.B$1048576]; 2; 0)   );  VLOOKUP([.A6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7]; [items_equipment.A$1:.B$1048576]; 2; 0);   VLOOKUP([.A7]; [items_misc.A$1:.B$1048576]; 2; 0)   );  VLOOKUP([.A7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]; [items_equipment.A$1:.B$1048576]; 2; 0);   VLOOKUP([.A8]; [items_misc.A$1:.B$1048576]; 2; 0)   );  VLOOKUP([.A8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9]; [items_equipment.A$1:.B$1048576]; 2; 0);   VLOOKUP([.A9]; [items_misc.A$1:.B$1048576]; 2; 0)   );  VLOOKUP([.A9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0]; [items_equipment.A$1:.B$1048576]; 2; 0);   VLOOKUP([.A10]; [items_misc.A$1:.B$1048576]; 2; 0)   );  VLOOKUP([.A10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1]; [items_equipment.A$1:.B$1048576]; 2; 0);   VLOOKUP([.A11]; [items_misc.A$1:.B$1048576]; 2; 0)   );  VLOOKUP([.A11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2]; [items_equipment.A$1:.B$1048576]; 2; 0);   VLOOKUP([.A12]; [items_misc.A$1:.B$1048576]; 2; 0)   );  VLOOKUP([.A12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3]; [items_equipment.A$1:.B$1048576]; 2; 0);   VLOOKUP([.A13]; [items_misc.A$1:.B$1048576]; 2; 0)   );  VLOOKUP([.A13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4]; [items_equipment.A$1:.B$1048576]; 2; 0);   VLOOKUP([.A14]; [items_misc.A$1:.B$1048576]; 2; 0)   );  VLOOKUP([.A14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]; [items_equipment.A$1:.B$1048576]; 2; 0);   VLOOKUP([.A15]; [items_misc.A$1:.B$1048576]; 2; 0)   );  VLOOKUP([.A15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5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]; [items_equipment.A$1:.B$1048576]; 2; 0);   VLOOKUP([.A16]; [items_misc.A$1:.B$1048576]; 2; 0)   );  VLOOKUP([.A16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]; [items_equipment.A$1:.B$1048576]; 2; 0);   VLOOKUP([.A17]; [items_misc.A$1:.B$1048576]; 2; 0)   );  VLOOKUP([.A17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8]; [items_equipment.A$1:.B$1048576]; 2; 0);   VLOOKUP([.A18]; [items_misc.A$1:.B$1048576]; 2; 0)   );  VLOOKUP([.A18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18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9]; [items_equipment.A$1:.B$1048576]; 2; 0);   VLOOKUP([.A19]; [items_misc.A$1:.B$1048576]; 2; 0)   );  VLOOKUP([.A19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19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20]; [items_equipment.A$1:.B$1048576]; 2; 0);   VLOOKUP([.A20]; [items_misc.A$1:.B$1048576]; 2; 0)   );  VLOOKUP([.A20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0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21]; [items_equipment.A$1:.B$1048576]; 2; 0);   VLOOKUP([.A21]; [items_misc.A$1:.B$1048576]; 2; 0)   );  VLOOKUP([.A2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1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22]; [items_equipment.A$1:.B$1048576]; 2; 0);   VLOOKUP([.A22]; [items_misc.A$1:.B$1048576]; 2; 0)   );  VLOOKUP([.A22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2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23]; [items_equipment.A$1:.B$1048576]; 2; 0);   VLOOKUP([.A23]; [items_misc.A$1:.B$1048576]; 2; 0)   );  VLOOKUP([.A2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3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24]; [items_equipment.A$1:.B$1048576]; 2; 0);   VLOOKUP([.A24]; [items_misc.A$1:.B$1048576]; 2; 0)   );  VLOOKUP([.A2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4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25]; [items_equipment.A$1:.B$1048576]; 2; 0);   VLOOKUP([.A25]; [items_misc.A$1:.B$1048576]; 2; 0)   );  VLOOKUP([.A25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5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26]; [items_equipment.A$1:.B$1048576]; 2; 0);   VLOOKUP([.A26]; [items_misc.A$1:.B$1048576]; 2; 0)   );  VLOOKUP([.A26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6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27]; [items_equipment.A$1:.B$1048576]; 2; 0);   VLOOKUP([.A27]; [items_misc.A$1:.B$1048576]; 2; 0)   );  VLOOKUP([.A27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7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28]; [items_equipment.A$1:.B$1048576]; 2; 0);   VLOOKUP([.A28]; [items_misc.A$1:.B$1048576]; 2; 0)   );  VLOOKUP([.A28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8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29]; [items_equipment.A$1:.B$1048576]; 2; 0);   VLOOKUP([.A29]; [items_misc.A$1:.B$1048576]; 2; 0)   );  VLOOKUP([.A29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9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30]; [items_equipment.A$1:.B$1048576]; 2; 0);   VLOOKUP([.A30]; [items_misc.A$1:.B$1048576]; 2; 0)   );  VLOOKUP([.A30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0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31]; [items_equipment.A$1:.B$1048576]; 2; 0);   VLOOKUP([.A31]; [items_misc.A$1:.B$1048576]; 2; 0)   );  VLOOKUP([.A31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1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32]; [items_equipment.A$1:.B$1048576]; 2; 0);   VLOOKUP([.A32]; [items_misc.A$1:.B$1048576]; 2; 0)   );  VLOOKUP([.A32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2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33]; [items_equipment.A$1:.B$1048576]; 2; 0);   VLOOKUP([.A33]; [items_misc.A$1:.B$1048576]; 2; 0)   );  VLOOKUP([.A33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3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34]; [items_equipment.A$1:.B$1048576]; 2; 0);   VLOOKUP([.A34]; [items_misc.A$1:.B$1048576]; 2; 0)   );  VLOOKUP([.A34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4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35]; [items_equipment.A$1:.B$1048576]; 2; 0);   VLOOKUP([.A35]; [items_misc.A$1:.B$1048576]; 2; 0)   );  VLOOKUP([.A35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35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36]; [items_equipment.A$1:.B$1048576]; 2; 0);   VLOOKUP([.A36]; [items_misc.A$1:.B$1048576]; 2; 0)   );  VLOOKUP([.A36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36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37]; [items_equipment.A$1:.B$1048576]; 2; 0);   VLOOKUP([.A37]; [items_misc.A$1:.B$1048576]; 2; 0)   );  VLOOKUP([.A37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37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38]; [items_equipment.A$1:.B$1048576]; 2; 0);   VLOOKUP([.A38]; [items_misc.A$1:.B$1048576]; 2; 0)   );  VLOOKUP([.A38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38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39]; [items_equipment.A$1:.B$1048576]; 2; 0);   VLOOKUP([.A39]; [items_misc.A$1:.B$1048576]; 2; 0)   );  VLOOKUP([.A39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39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40]; [items_equipment.A$1:.B$1048576]; 2; 0);   VLOOKUP([.A40]; [items_misc.A$1:.B$1048576]; 2; 0)   );  VLOOKUP([.A40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0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41]; [items_equipment.A$1:.B$1048576]; 2; 0);   VLOOKUP([.A41]; [items_misc.A$1:.B$1048576]; 2; 0)   );  VLOOKUP([.A41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1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42]; [items_equipment.A$1:.B$1048576]; 2; 0);   VLOOKUP([.A42]; [items_misc.A$1:.B$1048576]; 2; 0)   );  VLOOKUP([.A42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2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43]; [items_equipment.A$1:.B$1048576]; 2; 0);   VLOOKUP([.A43]; [items_misc.A$1:.B$1048576]; 2; 0)   );  VLOOKUP([.A43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3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44]; [items_equipment.A$1:.B$1048576]; 2; 0);   VLOOKUP([.A44]; [items_misc.A$1:.B$1048576]; 2; 0)   );  VLOOKUP([.A44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4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45]; [items_equipment.A$1:.B$1048576]; 2; 0);   VLOOKUP([.A45]; [items_misc.A$1:.B$1048576]; 2; 0)   );  VLOOKUP([.A45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45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46]; [items_equipment.A$1:.B$1048576]; 2; 0);   VLOOKUP([.A46]; [items_misc.A$1:.B$1048576]; 2; 0)   );  VLOOKUP([.A46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46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47]; [items_equipment.A$1:.B$1048576]; 2; 0);   VLOOKUP([.A47]; [items_misc.A$1:.B$1048576]; 2; 0)   );  VLOOKUP([.A47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47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48]; [items_equipment.A$1:.B$1048576]; 2; 0);   VLOOKUP([.A48]; [items_misc.A$1:.B$1048576]; 2; 0)   );  VLOOKUP([.A48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48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49]; [items_equipment.A$1:.B$1048576]; 2; 0);   VLOOKUP([.A49]; [items_misc.A$1:.B$1048576]; 2; 0)   );  VLOOKUP([.A49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49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50]; [items_equipment.A$1:.B$1048576]; 2; 0);   VLOOKUP([.A50]; [items_misc.A$1:.B$1048576]; 2; 0)   );  VLOOKUP([.A50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0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51]; [items_equipment.A$1:.B$1048576]; 2; 0);   VLOOKUP([.A51]; [items_misc.A$1:.B$1048576]; 2; 0)   );  VLOOKUP([.A51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1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52]; [items_equipment.A$1:.B$1048576]; 2; 0);   VLOOKUP([.A52]; [items_misc.A$1:.B$1048576]; 2; 0)   );  VLOOKUP([.A5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2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53]; [items_equipment.A$1:.B$1048576]; 2; 0);   VLOOKUP([.A53]; [items_misc.A$1:.B$1048576]; 2; 0)   );  VLOOKUP([.A5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53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54]; [items_equipment.A$1:.B$1048576]; 2; 0);   VLOOKUP([.A54]; [items_misc.A$1:.B$1048576]; 2; 0)   );  VLOOKUP([.A54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54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55]; [items_equipment.A$1:.B$1048576]; 2; 0);   VLOOKUP([.A55]; [items_misc.A$1:.B$1048576]; 2; 0)   );  VLOOKUP([.A5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55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56]; [items_equipment.A$1:.B$1048576]; 2; 0);   VLOOKUP([.A56]; [items_misc.A$1:.B$1048576]; 2; 0)   );  VLOOKUP([.A56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56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57]; [items_equipment.A$1:.B$1048576]; 2; 0);   VLOOKUP([.A57]; [items_misc.A$1:.B$1048576]; 2; 0)   );  VLOOKUP([.A57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57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58]; [items_equipment.A$1:.B$1048576]; 2; 0);   VLOOKUP([.A58]; [items_misc.A$1:.B$1048576]; 2; 0)   );  VLOOKUP([.A58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58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59]; [items_equipment.A$1:.B$1048576]; 2; 0);   VLOOKUP([.A59]; [items_misc.A$1:.B$1048576]; 2; 0)   );  VLOOKUP([.A59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59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60]; [items_equipment.A$1:.B$1048576]; 2; 0);   VLOOKUP([.A60]; [items_misc.A$1:.B$1048576]; 2; 0)   );  VLOOKUP([.A60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0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61]; [items_equipment.A$1:.B$1048576]; 2; 0);   VLOOKUP([.A61]; [items_misc.A$1:.B$1048576]; 2; 0)   );  VLOOKUP([.A61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1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62]; [items_equipment.A$1:.B$1048576]; 2; 0);   VLOOKUP([.A62]; [items_misc.A$1:.B$1048576]; 2; 0)   );  VLOOKUP([.A6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62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63]; [items_equipment.A$1:.B$1048576]; 2; 0);   VLOOKUP([.A63]; [items_misc.A$1:.B$1048576]; 2; 0)   );  VLOOKUP([.A63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63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64]; [items_equipment.A$1:.B$1048576]; 2; 0);   VLOOKUP([.A64]; [items_misc.A$1:.B$1048576]; 2; 0)   );  VLOOKUP([.A6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64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65]; [items_equipment.A$1:.B$1048576]; 2; 0);   VLOOKUP([.A65]; [items_misc.A$1:.B$1048576]; 2; 0)   );  VLOOKUP([.A6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65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66]; [items_equipment.A$1:.B$1048576]; 2; 0);   VLOOKUP([.A66]; [items_misc.A$1:.B$1048576]; 2; 0)   );  VLOOKUP([.A66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66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67]; [items_equipment.A$1:.B$1048576]; 2; 0);   VLOOKUP([.A67]; [items_misc.A$1:.B$1048576]; 2; 0)   );  VLOOKUP([.A67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67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68]; [items_equipment.A$1:.B$1048576]; 2; 0);   VLOOKUP([.A68]; [items_misc.A$1:.B$1048576]; 2; 0)   );  VLOOKUP([.A68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68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69]; [items_equipment.A$1:.B$1048576]; 2; 0);   VLOOKUP([.A69]; [items_misc.A$1:.B$1048576]; 2; 0)   );  VLOOKUP([.A69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69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70]; [items_equipment.A$1:.B$1048576]; 2; 0);   VLOOKUP([.A70]; [items_misc.A$1:.B$1048576]; 2; 0)   );  VLOOKUP([.A70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0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71]; [items_equipment.A$1:.B$1048576]; 2; 0);   VLOOKUP([.A71]; [items_misc.A$1:.B$1048576]; 2; 0)   );  VLOOKUP([.A71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71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72]; [items_equipment.A$1:.B$1048576]; 2; 0);   VLOOKUP([.A72]; [items_misc.A$1:.B$1048576]; 2; 0)   );  VLOOKUP([.A72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72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73]; [items_equipment.A$1:.B$1048576]; 2; 0);   VLOOKUP([.A73]; [items_misc.A$1:.B$1048576]; 2; 0)   );  VLOOKUP([.A73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73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74]; [items_equipment.A$1:.B$1048576]; 2; 0);   VLOOKUP([.A74]; [items_misc.A$1:.B$1048576]; 2; 0)   );  VLOOKUP([.A74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74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75]; [items_equipment.A$1:.B$1048576]; 2; 0);   VLOOKUP([.A75]; [items_misc.A$1:.B$1048576]; 2; 0)   );  VLOOKUP([.A75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75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76]; [items_equipment.A$1:.B$1048576]; 2; 0);   VLOOKUP([.A76]; [items_misc.A$1:.B$1048576]; 2; 0)   );  VLOOKUP([.A76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76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77]; [items_equipment.A$1:.B$1048576]; 2; 0);   VLOOKUP([.A77]; [items_misc.A$1:.B$1048576]; 2; 0)   );  VLOOKUP([.A77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77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78]; [items_equipment.A$1:.B$1048576]; 2; 0);   VLOOKUP([.A78]; [items_misc.A$1:.B$1048576]; 2; 0)   );  VLOOKUP([.A78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78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79]; [items_equipment.A$1:.B$1048576]; 2; 0);   VLOOKUP([.A79]; [items_misc.A$1:.B$1048576]; 2; 0)   );  VLOOKUP([.A7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79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80]; [items_equipment.A$1:.B$1048576]; 2; 0);   VLOOKUP([.A80]; [items_misc.A$1:.B$1048576]; 2; 0)   );  VLOOKUP([.A80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80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81]; [items_equipment.A$1:.B$1048576]; 2; 0);   VLOOKUP([.A81]; [items_misc.A$1:.B$1048576]; 2; 0)   );  VLOOKUP([.A81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81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82]; [items_equipment.A$1:.B$1048576]; 2; 0);   VLOOKUP([.A82]; [items_misc.A$1:.B$1048576]; 2; 0)   );  VLOOKUP([.A82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82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83]; [items_equipment.A$1:.B$1048576]; 2; 0);   VLOOKUP([.A83]; [items_misc.A$1:.B$1048576]; 2; 0)   );  VLOOKUP([.A83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83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84]; [items_equipment.A$1:.B$1048576]; 2; 0);   VLOOKUP([.A84]; [items_misc.A$1:.B$1048576]; 2; 0)   );  VLOOKUP([.A84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84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85]; [items_equipment.A$1:.B$1048576]; 2; 0);   VLOOKUP([.A85]; [items_misc.A$1:.B$1048576]; 2; 0)   );  VLOOKUP([.A85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85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86]; [items_equipment.A$1:.B$1048576]; 2; 0);   VLOOKUP([.A86]; [items_misc.A$1:.B$1048576]; 2; 0)   );  VLOOKUP([.A8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86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87]; [items_equipment.A$1:.B$1048576]; 2; 0);   VLOOKUP([.A87]; [items_misc.A$1:.B$1048576]; 2; 0)   );  VLOOKUP([.A87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87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8]; [items_equipment.A$1:.B$1048576]; 2; 0);   VLOOKUP([.A88]; [items_misc.A$1:.B$1048576]; 2; 0)   );  VLOOKUP([.A88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88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89]; [items_equipment.A$1:.B$1048576]; 2; 0);   VLOOKUP([.A89]; [items_misc.A$1:.B$1048576]; 2; 0)   );  VLOOKUP([.A8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89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90]; [items_equipment.A$1:.B$1048576]; 2; 0);   VLOOKUP([.A90]; [items_misc.A$1:.B$1048576]; 2; 0)   );  VLOOKUP([.A90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90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91]; [items_equipment.A$1:.B$1048576]; 2; 0);   VLOOKUP([.A91]; [items_misc.A$1:.B$1048576]; 2; 0)   );  VLOOKUP([.A9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91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92]; [items_equipment.A$1:.B$1048576]; 2; 0);   VLOOKUP([.A92]; [items_misc.A$1:.B$1048576]; 2; 0)   );  VLOOKUP([.A9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92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93]; [items_equipment.A$1:.B$1048576]; 2; 0);   VLOOKUP([.A93]; [items_misc.A$1:.B$1048576]; 2; 0)   );  VLOOKUP([.A9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93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94]; [items_equipment.A$1:.B$1048576]; 2; 0);   VLOOKUP([.A94]; [items_misc.A$1:.B$1048576]; 2; 0)   );  VLOOKUP([.A94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94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95]; [items_equipment.A$1:.B$1048576]; 2; 0);   VLOOKUP([.A95]; [items_misc.A$1:.B$1048576]; 2; 0)   );  VLOOKUP([.A9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95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96]; [items_equipment.A$1:.B$1048576]; 2; 0);   VLOOKUP([.A96]; [items_misc.A$1:.B$1048576]; 2; 0)   );  VLOOKUP([.A96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96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97]; [items_equipment.A$1:.B$1048576]; 2; 0);   VLOOKUP([.A97]; [items_misc.A$1:.B$1048576]; 2; 0)   );  VLOOKUP([.A97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97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98]; [items_equipment.A$1:.B$1048576]; 2; 0);   VLOOKUP([.A98]; [items_misc.A$1:.B$1048576]; 2; 0)   );  VLOOKUP([.A98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98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99]; [items_equipment.A$1:.B$1048576]; 2; 0);   VLOOKUP([.A99]; [items_misc.A$1:.B$1048576]; 2; 0)   );  VLOOKUP([.A99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99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00]; [items_equipment.A$1:.B$1048576]; 2; 0);   VLOOKUP([.A100]; [items_misc.A$1:.B$1048576]; 2; 0)   );  VLOOKUP([.A100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00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01]; [items_equipment.A$1:.B$1048576]; 2; 0);   VLOOKUP([.A101]; [items_misc.A$1:.B$1048576]; 2; 0)   );  VLOOKUP([.A101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01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02]; [items_equipment.A$1:.B$1048576]; 2; 0);   VLOOKUP([.A102]; [items_misc.A$1:.B$1048576]; 2; 0)   );  VLOOKUP([.A102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02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03]; [items_equipment.A$1:.B$1048576]; 2; 0);   VLOOKUP([.A103]; [items_misc.A$1:.B$1048576]; 2; 0)   );  VLOOKUP([.A103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03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04]; [items_equipment.A$1:.B$1048576]; 2; 0);   VLOOKUP([.A104]; [items_misc.A$1:.B$1048576]; 2; 0)   );  VLOOKUP([.A104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04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05]; [items_equipment.A$1:.B$1048576]; 2; 0);   VLOOKUP([.A105]; [items_misc.A$1:.B$1048576]; 2; 0)   );  VLOOKUP([.A105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05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06]; [items_equipment.A$1:.B$1048576]; 2; 0);   VLOOKUP([.A106]; [items_misc.A$1:.B$1048576]; 2; 0)   );  VLOOKUP([.A106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06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07]; [items_equipment.A$1:.B$1048576]; 2; 0);   VLOOKUP([.A107]; [items_misc.A$1:.B$1048576]; 2; 0)   );  VLOOKUP([.A107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07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08]; [items_equipment.A$1:.B$1048576]; 2; 0);   VLOOKUP([.A108]; [items_misc.A$1:.B$1048576]; 2; 0)   );  VLOOKUP([.A108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08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09]; [items_equipment.A$1:.B$1048576]; 2; 0);   VLOOKUP([.A109]; [items_misc.A$1:.B$1048576]; 2; 0)   );  VLOOKUP([.A109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09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10]; [items_equipment.A$1:.B$1048576]; 2; 0);   VLOOKUP([.A110]; [items_misc.A$1:.B$1048576]; 2; 0)   );  VLOOKUP([.A11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10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11]; [items_equipment.A$1:.B$1048576]; 2; 0);   VLOOKUP([.A111]; [items_misc.A$1:.B$1048576]; 2; 0)   );  VLOOKUP([.A11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11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12]; [items_equipment.A$1:.B$1048576]; 2; 0);   VLOOKUP([.A112]; [items_misc.A$1:.B$1048576]; 2; 0)   );  VLOOKUP([.A112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12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13]; [items_equipment.A$1:.B$1048576]; 2; 0);   VLOOKUP([.A113]; [items_misc.A$1:.B$1048576]; 2; 0)   );  VLOOKUP([.A11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13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14]; [items_equipment.A$1:.B$1048576]; 2; 0);   VLOOKUP([.A114]; [items_misc.A$1:.B$1048576]; 2; 0)   );  VLOOKUP([.A114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14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15]; [items_equipment.A$1:.B$1048576]; 2; 0);   VLOOKUP([.A115]; [items_misc.A$1:.B$1048576]; 2; 0)   );  VLOOKUP([.A115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15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16]; [items_equipment.A$1:.B$1048576]; 2; 0);   VLOOKUP([.A116]; [items_misc.A$1:.B$1048576]; 2; 0)   );  VLOOKUP([.A116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6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17]; [items_equipment.A$1:.B$1048576]; 2; 0);   VLOOKUP([.A117]; [items_misc.A$1:.B$1048576]; 2; 0)   );  VLOOKUP([.A117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7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18]; [items_equipment.A$1:.B$1048576]; 2; 0);   VLOOKUP([.A118]; [items_misc.A$1:.B$1048576]; 2; 0)   );  VLOOKUP([.A118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18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19]; [items_equipment.A$1:.B$1048576]; 2; 0);   VLOOKUP([.A119]; [items_misc.A$1:.B$1048576]; 2; 0)   );  VLOOKUP([.A119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19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20]; [items_equipment.A$1:.B$1048576]; 2; 0);   VLOOKUP([.A120]; [items_misc.A$1:.B$1048576]; 2; 0)   );  VLOOKUP([.A120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20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21]; [items_equipment.A$1:.B$1048576]; 2; 0);   VLOOKUP([.A121]; [items_misc.A$1:.B$1048576]; 2; 0)   );  VLOOKUP([.A121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21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22]; [items_equipment.A$1:.B$1048576]; 2; 0);   VLOOKUP([.A122]; [items_misc.A$1:.B$1048576]; 2; 0)   );  VLOOKUP([.A122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22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23]; [items_equipment.A$1:.B$1048576]; 2; 0);   VLOOKUP([.A123]; [items_misc.A$1:.B$1048576]; 2; 0)   );  VLOOKUP([.A123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23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24]; [items_equipment.A$1:.B$1048576]; 2; 0);   VLOOKUP([.A124]; [items_misc.A$1:.B$1048576]; 2; 0)   );  VLOOKUP([.A124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24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25]; [items_equipment.A$1:.B$1048576]; 2; 0);   VLOOKUP([.A125]; [items_misc.A$1:.B$1048576]; 2; 0)   );  VLOOKUP([.A125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25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26]; [items_equipment.A$1:.B$1048576]; 2; 0);   VLOOKUP([.A126]; [items_misc.A$1:.B$1048576]; 2; 0)   );  VLOOKUP([.A126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26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27]; [items_equipment.A$1:.B$1048576]; 2; 0);   VLOOKUP([.A127]; [items_misc.A$1:.B$1048576]; 2; 0)   );  VLOOKUP([.A127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27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28]; [items_equipment.A$1:.B$1048576]; 2; 0);   VLOOKUP([.A128]; [items_misc.A$1:.B$1048576]; 2; 0)   );  VLOOKUP([.A128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28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29]; [items_equipment.A$1:.B$1048576]; 2; 0);   VLOOKUP([.A129]; [items_misc.A$1:.B$1048576]; 2; 0)   );  VLOOKUP([.A129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29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30]; [items_equipment.A$1:.B$1048576]; 2; 0);   VLOOKUP([.A130]; [items_misc.A$1:.B$1048576]; 2; 0)   );  VLOOKUP([.A13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30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31]; [items_equipment.A$1:.B$1048576]; 2; 0);   VLOOKUP([.A131]; [items_misc.A$1:.B$1048576]; 2; 0)   );  VLOOKUP([.A131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31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32]; [items_equipment.A$1:.B$1048576]; 2; 0);   VLOOKUP([.A132]; [items_misc.A$1:.B$1048576]; 2; 0)   );  VLOOKUP([.A132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32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33]; [items_equipment.A$1:.B$1048576]; 2; 0);   VLOOKUP([.A133]; [items_misc.A$1:.B$1048576]; 2; 0)   );  VLOOKUP([.A133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33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34]; [items_equipment.A$1:.B$1048576]; 2; 0);   VLOOKUP([.A134]; [items_misc.A$1:.B$1048576]; 2; 0)   );  VLOOKUP([.A134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34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35]; [items_equipment.A$1:.B$1048576]; 2; 0);   VLOOKUP([.A135]; [items_misc.A$1:.B$1048576]; 2; 0)   );  VLOOKUP([.A135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35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36]; [items_equipment.A$1:.B$1048576]; 2; 0);   VLOOKUP([.A136]; [items_misc.A$1:.B$1048576]; 2; 0)   );  VLOOKUP([.A136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36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37]; [items_equipment.A$1:.B$1048576]; 2; 0);   VLOOKUP([.A137]; [items_misc.A$1:.B$1048576]; 2; 0)   );  VLOOKUP([.A13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37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38]; [items_equipment.A$1:.B$1048576]; 2; 0);   VLOOKUP([.A138]; [items_misc.A$1:.B$1048576]; 2; 0)   );  VLOOKUP([.A13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38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39]; [items_equipment.A$1:.B$1048576]; 2; 0);   VLOOKUP([.A139]; [items_misc.A$1:.B$1048576]; 2; 0)   );  VLOOKUP([.A139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39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40]; [items_equipment.A$1:.B$1048576]; 2; 0);   VLOOKUP([.A140]; [items_misc.A$1:.B$1048576]; 2; 0)   );  VLOOKUP([.A14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40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41]; [items_equipment.A$1:.B$1048576]; 2; 0);   VLOOKUP([.A141]; [items_misc.A$1:.B$1048576]; 2; 0)   );  VLOOKUP([.A141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41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42]; [items_equipment.A$1:.B$1048576]; 2; 0);   VLOOKUP([.A142]; [items_misc.A$1:.B$1048576]; 2; 0)   );  VLOOKUP([.A142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42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43]; [items_equipment.A$1:.B$1048576]; 2; 0);   VLOOKUP([.A143]; [items_misc.A$1:.B$1048576]; 2; 0)   );  VLOOKUP([.A143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43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44]; [items_equipment.A$1:.B$1048576]; 2; 0);   VLOOKUP([.A144]; [items_misc.A$1:.B$1048576]; 2; 0)   );  VLOOKUP([.A14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44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45]; [items_equipment.A$1:.B$1048576]; 2; 0);   VLOOKUP([.A145]; [items_misc.A$1:.B$1048576]; 2; 0)   );  VLOOKUP([.A145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45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46]; [items_equipment.A$1:.B$1048576]; 2; 0);   VLOOKUP([.A146]; [items_misc.A$1:.B$1048576]; 2; 0)   );  VLOOKUP([.A146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46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47]; [items_equipment.A$1:.B$1048576]; 2; 0);   VLOOKUP([.A147]; [items_misc.A$1:.B$1048576]; 2; 0)   );  VLOOKUP([.A147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47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48]; [items_equipment.A$1:.B$1048576]; 2; 0);   VLOOKUP([.A148]; [items_misc.A$1:.B$1048576]; 2; 0)   );  VLOOKUP([.A148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48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49]; [items_equipment.A$1:.B$1048576]; 2; 0);   VLOOKUP([.A149]; [items_misc.A$1:.B$1048576]; 2; 0)   );  VLOOKUP([.A14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49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50]; [items_equipment.A$1:.B$1048576]; 2; 0);   VLOOKUP([.A150]; [items_misc.A$1:.B$1048576]; 2; 0)   );  VLOOKUP([.A150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50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51]; [items_equipment.A$1:.B$1048576]; 2; 0);   VLOOKUP([.A151]; [items_misc.A$1:.B$1048576]; 2; 0)   );  VLOOKUP([.A15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51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52]; [items_equipment.A$1:.B$1048576]; 2; 0);   VLOOKUP([.A152]; [items_misc.A$1:.B$1048576]; 2; 0)   );  VLOOKUP([.A152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52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53]; [items_equipment.A$1:.B$1048576]; 2; 0);   VLOOKUP([.A153]; [items_misc.A$1:.B$1048576]; 2; 0)   );  VLOOKUP([.A153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53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54]; [items_equipment.A$1:.B$1048576]; 2; 0);   VLOOKUP([.A154]; [items_misc.A$1:.B$1048576]; 2; 0)   );  VLOOKUP([.A15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54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55]; [items_equipment.A$1:.B$1048576]; 2; 0);   VLOOKUP([.A155]; [items_misc.A$1:.B$1048576]; 2; 0)   );  VLOOKUP([.A155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55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56]; [items_equipment.A$1:.B$1048576]; 2; 0);   VLOOKUP([.A156]; [items_misc.A$1:.B$1048576]; 2; 0)   );  VLOOKUP([.A156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56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57]; [items_equipment.A$1:.B$1048576]; 2; 0);   VLOOKUP([.A157]; [items_misc.A$1:.B$1048576]; 2; 0)   );  VLOOKUP([.A157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57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58]; [items_equipment.A$1:.B$1048576]; 2; 0);   VLOOKUP([.A158]; [items_misc.A$1:.B$1048576]; 2; 0)   );  VLOOKUP([.A158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58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9]; [items_equipment.A$1:.B$1048576]; 2; 0);   VLOOKUP([.A159]; [items_misc.A$1:.B$1048576]; 2; 0)   );  VLOOKUP([.A159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59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0]; [items_equipment.A$1:.B$1048576]; 2; 0);   VLOOKUP([.A160]; [items_misc.A$1:.B$1048576]; 2; 0)   );  VLOOKUP([.A160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60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61]; [items_equipment.A$1:.B$1048576]; 2; 0);   VLOOKUP([.A161]; [items_misc.A$1:.B$1048576]; 2; 0)   );  VLOOKUP([.A161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61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62]; [items_equipment.A$1:.B$1048576]; 2; 0);   VLOOKUP([.A162]; [items_misc.A$1:.B$1048576]; 2; 0)   );  VLOOKUP([.A162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62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63]; [items_equipment.A$1:.B$1048576]; 2; 0);   VLOOKUP([.A163]; [items_misc.A$1:.B$1048576]; 2; 0)   );  VLOOKUP([.A163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63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64]; [items_equipment.A$1:.B$1048576]; 2; 0);   VLOOKUP([.A164]; [items_misc.A$1:.B$1048576]; 2; 0)   );  VLOOKUP([.A164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64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65]; [items_equipment.A$1:.B$1048576]; 2; 0);   VLOOKUP([.A165]; [items_misc.A$1:.B$1048576]; 2; 0)   );  VLOOKUP([.A165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65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66]; [items_equipment.A$1:.B$1048576]; 2; 0);   VLOOKUP([.A166]; [items_misc.A$1:.B$1048576]; 2; 0)   );  VLOOKUP([.A16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66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67]; [items_equipment.A$1:.B$1048576]; 2; 0);   VLOOKUP([.A167]; [items_misc.A$1:.B$1048576]; 2; 0)   );  VLOOKUP([.A167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67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68]; [items_equipment.A$1:.B$1048576]; 2; 0);   VLOOKUP([.A168]; [items_misc.A$1:.B$1048576]; 2; 0)   );  VLOOKUP([.A168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68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69]; [items_equipment.A$1:.B$1048576]; 2; 0);   VLOOKUP([.A169]; [items_misc.A$1:.B$1048576]; 2; 0)   );  VLOOKUP([.A16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69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70]; [items_equipment.A$1:.B$1048576]; 2; 0);   VLOOKUP([.A170]; [items_misc.A$1:.B$1048576]; 2; 0)   );  VLOOKUP([.A170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70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71]; [items_equipment.A$1:.B$1048576]; 2; 0);   VLOOKUP([.A171]; [items_misc.A$1:.B$1048576]; 2; 0)   );  VLOOKUP([.A17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71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72]; [items_equipment.A$1:.B$1048576]; 2; 0);   VLOOKUP([.A172]; [items_misc.A$1:.B$1048576]; 2; 0)   );  VLOOKUP([.A17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72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73]; [items_equipment.A$1:.B$1048576]; 2; 0);   VLOOKUP([.A173]; [items_misc.A$1:.B$1048576]; 2; 0)   );  VLOOKUP([.A17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73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74]; [items_equipment.A$1:.B$1048576]; 2; 0);   VLOOKUP([.A174]; [items_misc.A$1:.B$1048576]; 2; 0)   );  VLOOKUP([.A174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74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75]; [items_equipment.A$1:.B$1048576]; 2; 0);   VLOOKUP([.A175]; [items_misc.A$1:.B$1048576]; 2; 0)   );  VLOOKUP([.A17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75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6]; [items_equipment.A$1:.B$1048576]; 2; 0);   VLOOKUP([.A176]; [items_misc.A$1:.B$1048576]; 2; 0)   );  VLOOKUP([.A176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76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7]; [items_equipment.A$1:.B$1048576]; 2; 0);   VLOOKUP([.A177]; [items_misc.A$1:.B$1048576]; 2; 0)   );  VLOOKUP([.A177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77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78]; [items_equipment.A$1:.B$1048576]; 2; 0);   VLOOKUP([.A178]; [items_misc.A$1:.B$1048576]; 2; 0)   );  VLOOKUP([.A178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78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79]; [items_equipment.A$1:.B$1048576]; 2; 0);   VLOOKUP([.A179]; [items_misc.A$1:.B$1048576]; 2; 0)   );  VLOOKUP([.A179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79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80]; [items_equipment.A$1:.B$1048576]; 2; 0);   VLOOKUP([.A180]; [items_misc.A$1:.B$1048576]; 2; 0)   );  VLOOKUP([.A180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180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81]; [items_equipment.A$1:.B$1048576]; 2; 0);   VLOOKUP([.A181]; [items_misc.A$1:.B$1048576]; 2; 0)   );  VLOOKUP([.A181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181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82]; [items_equipment.A$1:.B$1048576]; 2; 0);   VLOOKUP([.A182]; [items_misc.A$1:.B$1048576]; 2; 0)   );  VLOOKUP([.A182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182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83]; [items_equipment.A$1:.B$1048576]; 2; 0);   VLOOKUP([.A183]; [items_misc.A$1:.B$1048576]; 2; 0)   );  VLOOKUP([.A183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183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84]; [items_equipment.A$1:.B$1048576]; 2; 0);   VLOOKUP([.A184]; [items_misc.A$1:.B$1048576]; 2; 0)   );  VLOOKUP([.A184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184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85]; [items_equipment.A$1:.B$1048576]; 2; 0);   VLOOKUP([.A185]; [items_misc.A$1:.B$1048576]; 2; 0)   );  VLOOKUP([.A185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185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86]; [items_equipment.A$1:.B$1048576]; 2; 0);   VLOOKUP([.A186]; [items_misc.A$1:.B$1048576]; 2; 0)   );  VLOOKUP([.A186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186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87]; [items_equipment.A$1:.B$1048576]; 2; 0);   VLOOKUP([.A187]; [items_misc.A$1:.B$1048576]; 2; 0)   );  VLOOKUP([.A187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187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88]; [items_equipment.A$1:.B$1048576]; 2; 0);   VLOOKUP([.A188]; [items_misc.A$1:.B$1048576]; 2; 0)   );  VLOOKUP([.A188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188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89]; [items_equipment.A$1:.B$1048576]; 2; 0);   VLOOKUP([.A189]; [items_misc.A$1:.B$1048576]; 2; 0)   );  VLOOKUP([.A189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189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90]; [items_equipment.A$1:.B$1048576]; 2; 0);   VLOOKUP([.A190]; [items_misc.A$1:.B$1048576]; 2; 0)   );  VLOOKUP([.A190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190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91]; [items_equipment.A$1:.B$1048576]; 2; 0);   VLOOKUP([.A191]; [items_misc.A$1:.B$1048576]; 2; 0)   );  VLOOKUP([.A191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191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92]; [items_equipment.A$1:.B$1048576]; 2; 0);   VLOOKUP([.A192]; [items_misc.A$1:.B$1048576]; 2; 0)   );  VLOOKUP([.A192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192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93]; [items_equipment.A$1:.B$1048576]; 2; 0);   VLOOKUP([.A193]; [items_misc.A$1:.B$1048576]; 2; 0)   );  VLOOKUP([.A193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193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94]; [items_equipment.A$1:.B$1048576]; 2; 0);   VLOOKUP([.A194]; [items_misc.A$1:.B$1048576]; 2; 0)   );  VLOOKUP([.A194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94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95]; [items_equipment.A$1:.B$1048576]; 2; 0);   VLOOKUP([.A195]; [items_misc.A$1:.B$1048576]; 2; 0)   );  VLOOKUP([.A195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95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96]; [items_equipment.A$1:.B$1048576]; 2; 0);   VLOOKUP([.A196]; [items_misc.A$1:.B$1048576]; 2; 0)   );  VLOOKUP([.A196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196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97]; [items_equipment.A$1:.B$1048576]; 2; 0);   VLOOKUP([.A197]; [items_misc.A$1:.B$1048576]; 2; 0)   );  VLOOKUP([.A197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197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98]; [items_equipment.A$1:.B$1048576]; 2; 0);   VLOOKUP([.A198]; [items_misc.A$1:.B$1048576]; 2; 0)   );  VLOOKUP([.A198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198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99]; [items_equipment.A$1:.B$1048576]; 2; 0);   VLOOKUP([.A199]; [items_misc.A$1:.B$1048576]; 2; 0)   );  VLOOKUP([.A199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199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00]; [items_equipment.A$1:.B$1048576]; 2; 0);   VLOOKUP([.A200]; [items_misc.A$1:.B$1048576]; 2; 0)   );  VLOOKUP([.A200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00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01]; [items_equipment.A$1:.B$1048576]; 2; 0);   VLOOKUP([.A201]; [items_misc.A$1:.B$1048576]; 2; 0)   );  VLOOKUP([.A201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01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02]; [items_equipment.A$1:.B$1048576]; 2; 0);   VLOOKUP([.A202]; [items_misc.A$1:.B$1048576]; 2; 0)   );  VLOOKUP([.A202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02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03]; [items_equipment.A$1:.B$1048576]; 2; 0);   VLOOKUP([.A203]; [items_misc.A$1:.B$1048576]; 2; 0)   );  VLOOKUP([.A203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03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04]; [items_equipment.A$1:.B$1048576]; 2; 0);   VLOOKUP([.A204]; [items_misc.A$1:.B$1048576]; 2; 0)   );  VLOOKUP([.A204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04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05]; [items_equipment.A$1:.B$1048576]; 2; 0);   VLOOKUP([.A205]; [items_misc.A$1:.B$1048576]; 2; 0)   );  VLOOKUP([.A205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05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06]; [items_equipment.A$1:.B$1048576]; 2; 0);   VLOOKUP([.A206]; [items_misc.A$1:.B$1048576]; 2; 0)   );  VLOOKUP([.A206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06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07]; [items_equipment.A$1:.B$1048576]; 2; 0);   VLOOKUP([.A207]; [items_misc.A$1:.B$1048576]; 2; 0)   );  VLOOKUP([.A207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07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08]; [items_equipment.A$1:.B$1048576]; 2; 0);   VLOOKUP([.A208]; [items_misc.A$1:.B$1048576]; 2; 0)   );  VLOOKUP([.A208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08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09]; [items_equipment.A$1:.B$1048576]; 2; 0);   VLOOKUP([.A209]; [items_misc.A$1:.B$1048576]; 2; 0)   );  VLOOKUP([.A209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09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10]; [items_equipment.A$1:.B$1048576]; 2; 0);   VLOOKUP([.A210]; [items_misc.A$1:.B$1048576]; 2; 0)   );  VLOOKUP([.A210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10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11]; [items_equipment.A$1:.B$1048576]; 2; 0);   VLOOKUP([.A211]; [items_misc.A$1:.B$1048576]; 2; 0)   );  VLOOKUP([.A211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11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12]; [items_equipment.A$1:.B$1048576]; 2; 0);   VLOOKUP([.A212]; [items_misc.A$1:.B$1048576]; 2; 0)   );  VLOOKUP([.A21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12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13]; [items_equipment.A$1:.B$1048576]; 2; 0);   VLOOKUP([.A213]; [items_misc.A$1:.B$1048576]; 2; 0)   );  VLOOKUP([.A21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13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14]; [items_equipment.A$1:.B$1048576]; 2; 0);   VLOOKUP([.A214]; [items_misc.A$1:.B$1048576]; 2; 0)   );  VLOOKUP([.A214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14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15]; [items_equipment.A$1:.B$1048576]; 2; 0);   VLOOKUP([.A215]; [items_misc.A$1:.B$1048576]; 2; 0)   );  VLOOKUP([.A21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15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16]; [items_equipment.A$1:.B$1048576]; 2; 0);   VLOOKUP([.A216]; [items_misc.A$1:.B$1048576]; 2; 0)   );  VLOOKUP([.A216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16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17]; [items_equipment.A$1:.B$1048576]; 2; 0);   VLOOKUP([.A217]; [items_misc.A$1:.B$1048576]; 2; 0)   );  VLOOKUP([.A217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17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218]; [items_equipment.A$1:.B$1048576]; 2; 0);   VLOOKUP([.A218]; [items_misc.A$1:.B$1048576]; 2; 0)   );  VLOOKUP([.A218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18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219]; [items_equipment.A$1:.B$1048576]; 2; 0);   VLOOKUP([.A219]; [items_misc.A$1:.B$1048576]; 2; 0)   );  VLOOKUP([.A219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19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220]; [items_equipment.A$1:.B$1048576]; 2; 0);   VLOOKUP([.A220]; [items_misc.A$1:.B$1048576]; 2; 0)   );  VLOOKUP([.A220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20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221]; [items_equipment.A$1:.B$1048576]; 2; 0);   VLOOKUP([.A221]; [items_misc.A$1:.B$1048576]; 2; 0)   );  VLOOKUP([.A221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21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222]; [items_equipment.A$1:.B$1048576]; 2; 0);   VLOOKUP([.A222]; [items_misc.A$1:.B$1048576]; 2; 0)   );  VLOOKUP([.A22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22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223]; [items_equipment.A$1:.B$1048576]; 2; 0);   VLOOKUP([.A223]; [items_misc.A$1:.B$1048576]; 2; 0)   );  VLOOKUP([.A223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23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224]; [items_equipment.A$1:.B$1048576]; 2; 0);   VLOOKUP([.A224]; [items_misc.A$1:.B$1048576]; 2; 0)   );  VLOOKUP([.A22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24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225]; [items_equipment.A$1:.B$1048576]; 2; 0);   VLOOKUP([.A225]; [items_misc.A$1:.B$1048576]; 2; 0)   );  VLOOKUP([.A22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25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26]; [items_equipment.A$1:.B$1048576]; 2; 0);   VLOOKUP([.A226]; [items_misc.A$1:.B$1048576]; 2; 0)   );  VLOOKUP([.A226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26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27]; [items_equipment.A$1:.B$1048576]; 2; 0);   VLOOKUP([.A227]; [items_misc.A$1:.B$1048576]; 2; 0)   );  VLOOKUP([.A227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27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28]; [items_equipment.A$1:.B$1048576]; 2; 0);   VLOOKUP([.A228]; [items_misc.A$1:.B$1048576]; 2; 0)   );  VLOOKUP([.A228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28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29]; [items_equipment.A$1:.B$1048576]; 2; 0);   VLOOKUP([.A229]; [items_misc.A$1:.B$1048576]; 2; 0)   );  VLOOKUP([.A229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29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30]; [items_equipment.A$1:.B$1048576]; 2; 0);   VLOOKUP([.A230]; [items_misc.A$1:.B$1048576]; 2; 0)   );  VLOOKUP([.A230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30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31]; [items_equipment.A$1:.B$1048576]; 2; 0);   VLOOKUP([.A231]; [items_misc.A$1:.B$1048576]; 2; 0)   );  VLOOKUP([.A231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31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32]; [items_equipment.A$1:.B$1048576]; 2; 0);   VLOOKUP([.A232]; [items_misc.A$1:.B$1048576]; 2; 0)   );  VLOOKUP([.A232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32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33]; [items_equipment.A$1:.B$1048576]; 2; 0);   VLOOKUP([.A233]; [items_misc.A$1:.B$1048576]; 2; 0)   );  VLOOKUP([.A233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33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34]; [items_equipment.A$1:.B$1048576]; 2; 0);   VLOOKUP([.A234]; [items_misc.A$1:.B$1048576]; 2; 0)   );  VLOOKUP([.A23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34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35]; [items_equipment.A$1:.B$1048576]; 2; 0);   VLOOKUP([.A235]; [items_misc.A$1:.B$1048576]; 2; 0)   );  VLOOKUP([.A235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35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36]; [items_equipment.A$1:.B$1048576]; 2; 0);   VLOOKUP([.A236]; [items_misc.A$1:.B$1048576]; 2; 0)   );  VLOOKUP([.A236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36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37]; [items_equipment.A$1:.B$1048576]; 2; 0);   VLOOKUP([.A237]; [items_misc.A$1:.B$1048576]; 2; 0)   );  VLOOKUP([.A237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37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238]; [items_equipment.A$1:.B$1048576]; 2; 0);   VLOOKUP([.A238]; [items_misc.A$1:.B$1048576]; 2; 0)   );  VLOOKUP([.A238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38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239]; [items_equipment.A$1:.B$1048576]; 2; 0);   VLOOKUP([.A239]; [items_misc.A$1:.B$1048576]; 2; 0)   );  VLOOKUP([.A239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39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240]; [items_equipment.A$1:.B$1048576]; 2; 0);   VLOOKUP([.A240]; [items_misc.A$1:.B$1048576]; 2; 0)   );  VLOOKUP([.A240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40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241]; [items_equipment.A$1:.B$1048576]; 2; 0);   VLOOKUP([.A241]; [items_misc.A$1:.B$1048576]; 2; 0)   );  VLOOKUP([.A241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41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242]; [items_equipment.A$1:.B$1048576]; 2; 0);   VLOOKUP([.A242]; [items_misc.A$1:.B$1048576]; 2; 0)   );  VLOOKUP([.A242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42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243]; [items_equipment.A$1:.B$1048576]; 2; 0);   VLOOKUP([.A243]; [items_misc.A$1:.B$1048576]; 2; 0)   );  VLOOKUP([.A243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43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244]; [items_equipment.A$1:.B$1048576]; 2; 0);   VLOOKUP([.A244]; [items_misc.A$1:.B$1048576]; 2; 0)   );  VLOOKUP([.A244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44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245]; [items_equipment.A$1:.B$1048576]; 2; 0);   VLOOKUP([.A245]; [items_misc.A$1:.B$1048576]; 2; 0)   );  VLOOKUP([.A245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45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246]; [items_equipment.A$1:.B$1048576]; 2; 0);   VLOOKUP([.A246]; [items_misc.A$1:.B$1048576]; 2; 0)   );  VLOOKUP([.A246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46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247]; [items_equipment.A$1:.B$1048576]; 2; 0);   VLOOKUP([.A247]; [items_misc.A$1:.B$1048576]; 2; 0)   );  VLOOKUP([.A247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47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248]; [items_equipment.A$1:.B$1048576]; 2; 0);   VLOOKUP([.A248]; [items_misc.A$1:.B$1048576]; 2; 0)   );  VLOOKUP([.A248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48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249]; [items_equipment.A$1:.B$1048576]; 2; 0);   VLOOKUP([.A249]; [items_misc.A$1:.B$1048576]; 2; 0)   );  VLOOKUP([.A249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49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250]; [items_equipment.A$1:.B$1048576]; 2; 0);   VLOOKUP([.A250]; [items_misc.A$1:.B$1048576]; 2; 0)   );  VLOOKUP([.A250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50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251]; [items_equipment.A$1:.B$1048576]; 2; 0);   VLOOKUP([.A251]; [items_misc.A$1:.B$1048576]; 2; 0)   );  VLOOKUP([.A251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51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252]; [items_equipment.A$1:.B$1048576]; 2; 0);   VLOOKUP([.A252]; [items_misc.A$1:.B$1048576]; 2; 0)   );  VLOOKUP([.A252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52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253]; [items_equipment.A$1:.B$1048576]; 2; 0);   VLOOKUP([.A253]; [items_misc.A$1:.B$1048576]; 2; 0)   );  VLOOKUP([.A253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53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10" table:formula="of:=IFERROR(  IFERROR(   VLOOKUP([.A254]; [items_equipment.A$1:.B$1048576]; 2; 0);   VLOOKUP([.A254]; [items_misc.A$1:.B$1048576]; 2; 0)   );  VLOOKUP([.A254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54]; [enemies.A$1:.B$1048576]; 2; 0)" office:value-type="string" office:string-value="Tiny shroom" calcext:value-type="string">
            <text:p>Tiny shroom</text:p>
          </table:table-cell>
          <table:table-cell table:style-name="ce11" office:value-type="float" office:value="1" calcext:value-type="float">
            <text:p>1,0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55]; [items_equipment.A$1:.B$1048576]; 2; 0);   VLOOKUP([.A255]; [items_misc.A$1:.B$1048576]; 2; 0)   );  VLOOKUP([.A255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255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56]; [items_equipment.A$1:.B$1048576]; 2; 0);   VLOOKUP([.A256]; [items_misc.A$1:.B$1048576]; 2; 0)   );  VLOOKUP([.A256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256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57]; [items_equipment.A$1:.B$1048576]; 2; 0);   VLOOKUP([.A257]; [items_misc.A$1:.B$1048576]; 2; 0)   );  VLOOKUP([.A257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257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58]; [items_equipment.A$1:.B$1048576]; 2; 0);   VLOOKUP([.A258]; [items_misc.A$1:.B$1048576]; 2; 0)   );  VLOOKUP([.A258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58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59]; [items_equipment.A$1:.B$1048576]; 2; 0);   VLOOKUP([.A259]; [items_misc.A$1:.B$1048576]; 2; 0)   );  VLOOKUP([.A259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59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60]; [items_equipment.A$1:.B$1048576]; 2; 0);   VLOOKUP([.A260]; [items_misc.A$1:.B$1048576]; 2; 0)   );  VLOOKUP([.A260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260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61]; [items_equipment.A$1:.B$1048576]; 2; 0);   VLOOKUP([.A261]; [items_misc.A$1:.B$1048576]; 2; 0)   );  VLOOKUP([.A26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261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62]; [items_equipment.A$1:.B$1048576]; 2; 0);   VLOOKUP([.A262]; [items_misc.A$1:.B$1048576]; 2; 0)   );  VLOOKUP([.A262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262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63]; [items_equipment.A$1:.B$1048576]; 2; 0);   VLOOKUP([.A263]; [items_misc.A$1:.B$1048576]; 2; 0)   );  VLOOKUP([.A263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263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64]; [items_equipment.A$1:.B$1048576]; 2; 0);   VLOOKUP([.A264]; [items_misc.A$1:.B$1048576]; 2; 0)   );  VLOOKUP([.A26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264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65]; [items_equipment.A$1:.B$1048576]; 2; 0);   VLOOKUP([.A265]; [items_misc.A$1:.B$1048576]; 2; 0)   );  VLOOKUP([.A265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265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66]; [items_equipment.A$1:.B$1048576]; 2; 0);   VLOOKUP([.A266]; [items_misc.A$1:.B$1048576]; 2; 0)   );  VLOOKUP([.A266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266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67]; [items_equipment.A$1:.B$1048576]; 2; 0);   VLOOKUP([.A267]; [items_misc.A$1:.B$1048576]; 2; 0)   );  VLOOKUP([.A267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267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68]; [items_equipment.A$1:.B$1048576]; 2; 0);   VLOOKUP([.A268]; [items_misc.A$1:.B$1048576]; 2; 0)   );  VLOOKUP([.A268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268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69]; [items_equipment.A$1:.B$1048576]; 2; 0);   VLOOKUP([.A269]; [items_misc.A$1:.B$1048576]; 2; 0)   );  VLOOKUP([.A269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269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70]; [items_equipment.A$1:.B$1048576]; 2; 0);   VLOOKUP([.A270]; [items_misc.A$1:.B$1048576]; 2; 0)   );  VLOOKUP([.A270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270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4" table:default-cell-style-name="ce9"/>
        <table:table-column table:style-name="co33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22" table:number-columns-repeated="1011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small glob of goo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nk rotunt dog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ulky blue mushroom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red glob of heat. Is it on fire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one eyed snake with two arm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ragged man with a dull kni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3" table:number-columns-repeated="2" table:default-cell-style-name="ce9"/>
        <table:table-column table:style-name="co46" table:number-columns-repeated="2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table:table-column table:style-name="co33" table:number-columns-repeated="2" table:default-cell-style-name="ce9"/>
        <table:table-column table:style-name="co47" table:default-cell-style-name="ce9"/>
        <table:table-column table:style-name="co46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1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2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3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 table:number-columns-repeated="9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table:table-column table:style-name="co25" table:default-cell-style-name="ce9"/>
        <table:table-column table:style-name="co26" table:default-cell-style-name="ce9"/>
        <table:table-column table:style-name="co48" table:default-cell-style-name="ce9"/>
        <table:table-column table:style-name="co22" table:number-columns-repeated="3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22" table:default-cell-style-name="ce9"/>
        <table:table-column table:style-name="co52" table:default-cell-style-name="ce9"/>
        <table:table-column table:style-name="co22" table:number-columns-repeated="1013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table:style-name="Default"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style-name="Default"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 </text:p>
            <text:p>Damage equals whichever stat is highest between Grit and Flow. </text:p>
            <text:p>Amplified by DMG-AMP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style-name="Default"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 </text:p>
            <text:p>Receive no physical damage. </text:p>
            <text:p>Amplify all magical damage by DMG-AMP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 </text:p>
            <text:p>+ Soul Amplified by DMG-AMP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style-name="Default"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</text:p>
            <text:p>If damage is dealt:</text:p>
            <text:p>Stun them for DURATION turns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style-name="Default"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</text:p>
            <text:p>Dealing physical damage amplified by DMG-AMP.</text:p>
            <text:p>Hit chance on the second attack is 45% always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style-name="Default"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</text:p>
            <text:p>Dealing pure damage amplified by DMG-AMP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style-name="Default"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     </text:p>
            <text:p>Convert DMG-AMP damage received to magicka drain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style-name="Default"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     </text:p>
            <text:p>Deal magical damage amplified by DMG-AMP.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style-name="Default"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34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table:table-column table:style-name="co25" table:default-cell-style-name="ce9"/>
        <table:table-column table:style-name="co26" table:default-cell-style-name="ce9"/>
        <table:table-column table:style-name="co22" table:number-columns-repeated="7" table:default-cell-style-name="ce9"/>
        <table:table-column table:style-name="co22" table:default-cell-style-name="ce10"/>
        <table:table-column table:style-name="co22" table:number-columns-repeated="1014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3" calcext:value-type="float">
            <text:p>3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1" calcext:value-type="float">
            <text:p>1,1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3" calcext:value-type="float">
            <text:p>1,3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2" table:style-name="ce11" office:value-type="float" office:value="0.75" calcext:value-type="float">
            <text:p>0,75</text:p>
          </table:table-cell>
          <table:table-cell table:number-columns-repeated="2"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4" calcext:value-type="float">
            <text:p>14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53" table:default-cell-style-name="ce15"/>
        <table:table-column table:style-name="co54" table:default-cell-style-name="Default"/>
        <table:table-column table:style-name="co55" table:number-columns-repeated="2" table:default-cell-style-name="ce15"/>
        <table:table-column table:style-name="co55" table:default-cell-style-name="Default"/>
        <table:table-column table:style-name="co55" table:number-columns-repeated="7" table:default-cell-style-name="ce15"/>
        <table:table-column table:style-name="co22" table:number-columns-repeated="1012" table:default-cell-style-name="ce15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3" table:target-range-address="loot.A1:loot.E1048576">
          <table:sort>
            <table:sort-by table:field-number="2" table:data-type="automatic"/>
          </table:sort>
        </table:database-range>
        <table:database-range table:name="__Anonymous_Sheet_DB__4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6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8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1T00:33:05.484896796</dc:date>
    <meta:editing-duration>PT4H39M28S</meta:editing-duration>
    <meta:editing-cycles>62</meta:editing-cycles>
    <meta:generator>LibreOffice/7.3.7.2$Linux_X86_64 LibreOffice_project/30$Build-2</meta:generator>
    <meta:document-statistic meta:table-count="10" meta:cell-count="4640" meta:object-count="1"/>
  </office:meta>
</office:document-meta>
</file>